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8.9mm" svg:height="132.16mm" svg:x="5.52mm" svg:y="1075.22mm">
            <loext:p draw:notify-on-update-of-ranges="Sheet1.B1:Sheet1.B2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4" calcext:value-type="float">
            <text:p>9,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23" calcext:value-type="float">
            <text:p>11,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3" calcext:value-type="float">
            <text:p>9,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55" calcext:value-type="float">
            <text:p>9,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13" calcext:value-type="float">
            <text:p>12,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75" calcext:value-type="float">
            <text:p>12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97" calcext:value-type="float">
            <text:p>11,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11" calcext:value-type="float">
            <text:p>14,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96" calcext:value-type="float">
            <text:p>15,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35" calcext:value-type="float">
            <text:p>11,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.66" calcext:value-type="float">
            <text:p>26,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98" calcext:value-type="float">
            <text:p>14,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17" calcext:value-type="float">
            <text:p>18,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45" calcext:value-type="float">
            <text:p>11,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34" calcext:value-type="float">
            <text:p>12,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82" calcext:value-type="float">
            <text:p>28,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.14" calcext:value-type="float">
            <text:p>18,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85" calcext:value-type="float">
            <text:p>17,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14" calcext:value-type="float">
            <text:p>15,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.96" calcext:value-type="float">
            <text:p>26,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.18" calcext:value-type="float">
            <text:p>29,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.93" calcext:value-type="float">
            <text:p>26,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.07" calcext:value-type="float">
            <text:p>38,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.25" calcext:value-type="float">
            <text:p>22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47" calcext:value-type="float">
            <text:p>23,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74" calcext:value-type="float">
            <text:p>19,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42" calcext:value-type="float">
            <text:p>16,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43" calcext:value-type="float">
            <text:p>25,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83" calcext:value-type="float">
            <text:p>32,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.44" calcext:value-type="float">
            <text:p>21,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46" calcext:value-type="float">
            <text:p>32,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03" calcext:value-type="float">
            <text:p>22,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.46" calcext:value-type="float">
            <text:p>28,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.88" calcext:value-type="float">
            <text:p>32,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.17" calcext:value-type="float">
            <text:p>31,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.98" calcext:value-type="float">
            <text:p>38,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.13" calcext:value-type="float">
            <text:p>44,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.66" calcext:value-type="float">
            <text:p>32,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91" calcext:value-type="float">
            <text:p>26,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71" calcext:value-type="float">
            <text:p>40,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.84" calcext:value-type="float">
            <text:p>40,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.21" calcext:value-type="float">
            <text:p>51,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.83" calcext:value-type="float">
            <text:p>26,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74" calcext:value-type="float">
            <text:p>24,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71" calcext:value-type="float">
            <text:p>29,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.79" calcext:value-type="float">
            <text:p>36,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.97" calcext:value-type="float">
            <text:p>34,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68" calcext:value-type="float">
            <text:p>44,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.97" calcext:value-type="float">
            <text:p>28,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.23" calcext:value-type="float">
            <text:p>32,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.14" calcext:value-type="float">
            <text:p>32,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.36" calcext:value-type="float">
            <text:p>29,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.79" calcext:value-type="float">
            <text:p>45,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.44" calcext:value-type="float">
            <text:p>47,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.03" calcext:value-type="float">
            <text:p>33,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.19" calcext:value-type="float">
            <text:p>35,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.83" calcext:value-type="float">
            <text:p>40,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.48" calcext:value-type="float">
            <text:p>32,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.92" calcext:value-type="float">
            <text:p>34,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.66" calcext:value-type="float">
            <text:p>51,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.02" calcext:value-type="float">
            <text:p>35,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.42" calcext:value-type="float">
            <text:p>39,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.17" calcext:value-type="float">
            <text:p>32,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.19" calcext:value-type="float">
            <text:p>43,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.81" calcext:value-type="float">
            <text:p>41,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.66" calcext:value-type="float">
            <text:p>41,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.93" calcext:value-type="float">
            <text:p>48,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.93" calcext:value-type="float">
            <text:p>35,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.58" calcext:value-type="float">
            <text:p>35,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51" calcext:value-type="float">
            <text:p>37,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.86" calcext:value-type="float">
            <text:p>40,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.13" calcext:value-type="float">
            <text:p>43,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.63" calcext:value-type="float">
            <text:p>41,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.92" calcext:value-type="float">
            <text:p>42,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.44" calcext:value-type="float">
            <text:p>50,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.24" calcext:value-type="float">
            <text:p>34,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07" calcext:value-type="float">
            <text:p>43,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.29" calcext:value-type="float">
            <text:p>38,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.93" calcext:value-type="float">
            <text:p>43,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.77" calcext:value-type="float">
            <text:p>43,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.63" calcext:value-type="float">
            <text:p>31,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.68" calcext:value-type="float">
            <text:p>39,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.31" calcext:value-type="float">
            <text:p>40,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.39" calcext:value-type="float">
            <text:p>40,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.28" calcext:value-type="float">
            <text:p>38,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.47" calcext:value-type="float">
            <text:p>48,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.59" calcext:value-type="float">
            <text:p>50,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12" calcext:value-type="float">
            <text:p>42,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.76" calcext:value-type="float">
            <text:p>44,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.35" calcext:value-type="float">
            <text:p>45,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.83" calcext:value-type="float">
            <text:p>36,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.11" calcext:value-type="float">
            <text:p>40,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09" calcext:value-type="float">
            <text:p>42,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.54" calcext:value-type="float">
            <text:p>44,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.49" calcext:value-type="float">
            <text:p>48,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.63" calcext:value-type="float">
            <text:p>48,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.76" calcext:value-type="float">
            <text:p>36,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.16" calcext:value-type="float">
            <text:p>50,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.97" calcext:value-type="float">
            <text:p>37,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.78" calcext:value-type="float">
            <text:p>55,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.96" calcext:value-type="float">
            <text:p>45,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.86" calcext:value-type="float">
            <text:p>57,8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.69" calcext:value-type="float">
            <text:p>58,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.29" calcext:value-type="float">
            <text:p>46,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.45" calcext:value-type="float">
            <text:p>38,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.64" calcext:value-type="float">
            <text:p>54,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.61" calcext:value-type="float">
            <text:p>52,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.28" calcext:value-type="float">
            <text:p>51,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6.48" calcext:value-type="float">
            <text:p>56,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.65" calcext:value-type="float">
            <text:p>49,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.86" calcext:value-type="float">
            <text:p>51,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.76" calcext:value-type="float">
            <text:p>40,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.57" calcext:value-type="float">
            <text:p>49,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.72" calcext:value-type="float">
            <text:p>61,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.14" calcext:value-type="float">
            <text:p>50,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.94" calcext:value-type="float">
            <text:p>53,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.84" calcext:value-type="float">
            <text:p>57,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.95" calcext:value-type="float">
            <text:p>57,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1.03" calcext:value-type="float">
            <text:p>61,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6.89" calcext:value-type="float">
            <text:p>56,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.47" calcext:value-type="float">
            <text:p>45,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.58" calcext:value-type="float">
            <text:p>59,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.98" calcext:value-type="float">
            <text:p>42,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7.24" calcext:value-type="float">
            <text:p>67,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.57" calcext:value-type="float">
            <text:p>55,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.17" calcext:value-type="float">
            <text:p>54,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.26" calcext:value-type="float">
            <text:p>62,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1.92" calcext:value-type="float">
            <text:p>61,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3.24" calcext:value-type="float">
            <text:p>53,2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2.69" calcext:value-type="float">
            <text:p>62,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.13" calcext:value-type="float">
            <text:p>66,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.09" calcext:value-type="float">
            <text:p>54,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4.75" calcext:value-type="float">
            <text:p>54,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2.27" calcext:value-type="float">
            <text:p>52,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9.96" calcext:value-type="float">
            <text:p>69,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.53" calcext:value-type="float">
            <text:p>61,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77" calcext:value-type="float">
            <text:p>60,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5.99" calcext:value-type="float">
            <text:p>65,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.41" calcext:value-type="float">
            <text:p>57,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6.63" calcext:value-type="float">
            <text:p>66,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6.28" calcext:value-type="float">
            <text:p>66,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9.13" calcext:value-type="float">
            <text:p>49,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.29" calcext:value-type="float">
            <text:p>63,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4.36" calcext:value-type="float">
            <text:p>64,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.76" calcext:value-type="float">
            <text:p>72,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2.74" calcext:value-type="float">
            <text:p>62,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.73" calcext:value-type="float">
            <text:p>63,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.77" calcext:value-type="float">
            <text:p>67,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6.49" calcext:value-type="float">
            <text:p>66,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.23" calcext:value-type="float">
            <text:p>52,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.39" calcext:value-type="float">
            <text:p>78,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2.36" calcext:value-type="float">
            <text:p>82,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.02" calcext:value-type="float">
            <text:p>68,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3.21" calcext:value-type="float">
            <text:p>53,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5.36" calcext:value-type="float">
            <text:p>65,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0.35" calcext:value-type="float">
            <text:p>80,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8.64" calcext:value-type="float">
            <text:p>58,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1.77" calcext:value-type="float">
            <text:p>71,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.9" calcext:value-type="float">
            <text:p>87,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.88" calcext:value-type="float">
            <text:p>70,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4.94" calcext:value-type="float">
            <text:p>74,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7.35" calcext:value-type="float">
            <text:p>57,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1.46" calcext:value-type="float">
            <text:p>81,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.33" calcext:value-type="float">
            <text:p>64,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9.45" calcext:value-type="float">
            <text:p>79,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.81" calcext:value-type="float">
            <text:p>54,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0.45" calcext:value-type="float">
            <text:p>80,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.36" calcext:value-type="float">
            <text:p>70,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8.42" calcext:value-type="float">
            <text:p>58,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2.67" calcext:value-type="float">
            <text:p>72,6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4.81" calcext:value-type="float">
            <text:p>74,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7.57" calcext:value-type="float">
            <text:p>77,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.59" calcext:value-type="float">
            <text:p>73,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9.15" calcext:value-type="float">
            <text:p>69,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.62" calcext:value-type="float">
            <text:p>85,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.33" calcext:value-type="float">
            <text:p>78,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9.51" calcext:value-type="float">
            <text:p>59,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0.84" calcext:value-type="float">
            <text:p>80,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6.05" calcext:value-type="float">
            <text:p>76,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0.64" calcext:value-type="float">
            <text:p>80,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9.74" calcext:value-type="float">
            <text:p>69,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6.18" calcext:value-type="float">
            <text:p>86,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9.61" calcext:value-type="float">
            <text:p>69,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4.13" calcext:value-type="float">
            <text:p>84,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0.79" calcext:value-type="float">
            <text:p>60,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7.4" calcext:value-type="float">
            <text:p>97,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0.85" calcext:value-type="float">
            <text:p>70,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1.91" calcext:value-type="float">
            <text:p>91,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0.08" calcext:value-type="float">
            <text:p>70,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.37" calcext:value-type="float">
            <text:p>94,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6.46" calcext:value-type="float">
            <text:p>76,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1.98" calcext:value-type="float">
            <text:p>81,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2.15" calcext:value-type="float">
            <text:p>72,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0.06" calcext:value-type="float">
            <text:p>90,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4.2" calcext:value-type="float">
            <text:p>84,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.4" calcext:value-type="float">
            <text:p>69,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3.09" calcext:value-type="float">
            <text:p>93,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4.86" calcext:value-type="float">
            <text:p>84,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.03" calcext:value-type="float">
            <text:p>66,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2.76" calcext:value-type="float">
            <text:p>142,7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9.8" calcext:value-type="float">
            <text:p>79,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3.14" calcext:value-type="float">
            <text:p>93,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.05" calcext:value-type="float">
            <text:p>92,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8.14" calcext:value-type="float">
            <text:p>88,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0.89" calcext:value-type="float">
            <text:p>90,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23:57:08.646822961</meta:creation-date>
    <dc:date>2016-12-14T00:07:09.335543082</dc:date>
    <meta:editing-duration>PT10M4S</meta:editing-duration>
    <meta:editing-cycles>2</meta:editing-cycles>
    <meta:generator>LibreOffice/5.2.2.2.0$Linux_X86_64 LibreOffice_project/20m0$Build-2</meta:generator>
    <meta:document-statistic meta:table-count="1" meta:cell-count="4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891cm" svg:height="13.217cm" xlink:href=".." xlink:type="simple" chart:class="chart:line" chart:style-name="ch1">
        <chart:legend chart:legend-position="end" svg:x="24.88cm" svg:y="6.309cm" style:legend-expansion="high" chart:style-name="ch2"/>
        <chart:plot-area chart:style-name="ch3" table:cell-range-address="Sheet1.B1:Sheet1.B242" svg:x="0.557cm" svg:y="0.264cm" svg:width="23.766cm" svg:height="12.689cm">
          <chartooo:coordinate-region svg:x="1.231cm" svg:y="0.398cm" svg:width="22.835cm" svg:height="11.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2" chart:class="chart:line">
            <chart:data-point chart:repeated="2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">
                <text:p>1.41</text:p>
                <draw:g>
                  <svg:desc>Sheet1.B1:Sheet1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07">
                <text:p>38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13">
                <text:p>44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68">
                <text:p>44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97">
                <text:p>28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23">
                <text:p>32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83">
                <text:p>40.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19">
                <text:p>43.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.66">
                <text:p>41.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93">
                <text:p>35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.58">
                <text:p>35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.86">
                <text:p>40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.63">
                <text:p>41.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92">
                <text:p>42.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24">
                <text:p>34.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93">
                <text:p>43.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.68">
                <text:p>39.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.31">
                <text:p>40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76">
                <text:p>44.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.35">
                <text:p>45.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.11">
                <text:p>4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54">
                <text:p>44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76">
                <text:p>36.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.86">
                <text:p>57.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.29">
                <text:p>46.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.43">
                <text:p>54.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.86">
                <text:p>51.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76">
                <text:p>40.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.72">
                <text:p>61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84">
                <text:p>57.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.03">
                <text:p>61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.58">
                <text:p>59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.17">
                <text:p>54.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.26">
                <text:p>62.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.69">
                <text:p>62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.13">
                <text:p>66.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.09">
                <text:p>54.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27">
                <text:p>52.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.96">
                <text:p>69.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.53">
                <text:p>61.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77">
                <text:p>60.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.63">
                <text:p>66.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.28">
                <text:p>66.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74">
                <text:p>62.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6.49">
                <text:p>66.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.36">
                <text:p>82.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.02">
                <text:p>68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21">
                <text:p>53.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.64">
                <text:p>58.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.88">
                <text:p>70.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.94">
                <text:p>74.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33">
                <text:p>64.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42">
                <text:p>58.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.67">
                <text:p>72.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.81">
                <text:p>74.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.33">
                <text:p>78.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51">
                <text:p>59.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.74">
                <text:p>69.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.13">
                <text:p>84.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1.91">
                <text:p>91.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.46">
                <text:p>76.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1.98">
                <text:p>81.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.06">
                <text:p>90.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.86">
                <text:p>84.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.03">
                <text:p>66.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2.76">
                <text:p>142.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.14">
                <text:p>93.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2.05">
                <text:p>92.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.14">
                <text:p>88.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.89">
                <text:p>90.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